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2pt" fo:font-style="italic" style:text-underline-style="none" fo:font-weight="normal" officeooo:rsid="000c5bb3" officeooo:paragraph-rsid="000c5bb3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normal" style:text-underline-style="none" fo:font-weight="normal" officeooo:rsid="000c5bb3" officeooo:paragraph-rsid="000c5bb3" style:font-size-asian="9.60000038146973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3pt" fo:font-style="italic" style:text-underline-style="solid" style:text-underline-width="auto" style:text-underline-color="font-color" fo:font-weight="bold" officeooo:rsid="000c5bb3" officeooo:paragraph-rsid="000c5bb3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3pt" fo:font-style="italic" style:text-underline-style="solid" style:text-underline-width="auto" style:text-underline-color="font-color" fo:font-weight="bold" officeooo:rsid="0012415f" officeooo:paragraph-rsid="0012415f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italic" style:text-underline-style="none" fo:font-weight="bold" officeooo:rsid="000cee48" officeooo:paragraph-rsid="000cee48" style:font-size-asian="9.60000038146973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italic" style:text-underline-style="none" fo:font-weight="bold" officeooo:rsid="000dcd86" officeooo:paragraph-rsid="000dcd86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italic" style:text-underline-style="none" fo:font-weight="bold" officeooo:rsid="000ec7d5" officeooo:paragraph-rsid="000ec7d5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italic" style:text-underline-style="none" fo:font-weight="bold" officeooo:rsid="000ec7d5" officeooo:paragraph-rsid="00113913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italic" style:text-underline-style="none" fo:font-weight="normal" officeooo:rsid="001645a7" officeooo:paragraph-rsid="001645a7" style:font-size-asian="9.60000038146973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italic" style:text-underline-style="solid" style:text-underline-width="auto" style:text-underline-color="font-color" fo:font-weight="bold" officeooo:rsid="0014dcda" officeooo:paragraph-rsid="0014dcda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italic" style:text-underline-style="solid" style:text-underline-width="auto" style:text-underline-color="font-color" fo:font-weight="bold" officeooo:rsid="00162685" officeooo:paragraph-rsid="00162685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italic" style:text-underline-style="solid" style:text-underline-width="auto" style:text-underline-color="font-color" fo:font-weight="bold" officeooo:rsid="001645a7" officeooo:paragraph-rsid="001645a7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normal" style:text-underline-style="none" fo:font-weight="normal" officeooo:rsid="000c5bb3" officeooo:paragraph-rsid="000c5bb3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normal" style:text-underline-style="none" fo:font-weight="normal" officeooo:rsid="00132724" officeooo:paragraph-rsid="00132724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normal" style:text-underline-style="none" fo:font-weight="normal" officeooo:rsid="0014dcda" officeooo:paragraph-rsid="0014dcda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fo:font-size="11pt" fo:font-style="normal" style:text-underline-style="none" fo:font-weight="normal" officeooo:rsid="001645a7" officeooo:paragraph-rsid="001645a7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solid" style:text-underline-width="auto" style:text-underline-color="font-color" fo:font-weight="bold" officeooo:rsid="000c5bb3" officeooo:paragraph-rsid="000c5bb3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style:font-name="Comic Sans MS" fo:font-size="11pt" fo:font-style="italic" style:text-underline-style="solid" style:text-underline-width="auto" style:text-underline-color="font-color" fo:font-weight="bold" officeooo:rsid="00162685" officeooo:paragraph-rsid="00162685" style:font-size-asian="9.60000038146973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4.83cm"/>
        </style:tab-stops>
      </style:paragraph-properties>
      <style:text-properties style:text-line-through-style="none" style:text-line-through-type="none" style:font-name="Comic Sans MS" fo:font-size="11pt" fo:font-style="italic" style:text-underline-style="solid" style:text-underline-width="auto" style:text-underline-color="font-color" fo:font-weight="bold" officeooo:rsid="0014dcda" officeooo:paragraph-rsid="0014dcda" style:font-size-asian="9.60000038146973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mic Sans MS" fo:font-size="20pt" fo:font-style="italic" style:text-underline-style="solid" style:text-underline-width="auto" style:text-underline-color="font-color" fo:font-weight="bold" officeooo:rsid="000c5bb3" officeooo:paragraph-rsid="000c5bb3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7d5" style:font-weight-asian="normal" style:font-weight-complex="normal"/>
    </style:style>
    <style:style style:name="T3" style:family="text">
      <style:text-properties fo:font-weight="normal" officeooo:rsid="000f53fe" style:font-weight-asian="normal" style:font-weight-complex="normal"/>
    </style:style>
    <style:style style:name="T4" style:family="text">
      <style:text-properties fo:font-weight="normal" officeooo:rsid="00113913" style:font-weight-asian="normal" style:font-weight-complex="normal"/>
    </style:style>
    <style:style style:name="T5" style:family="text">
      <style:text-properties fo:font-weight="normal" officeooo:rsid="0012415f" style:font-weight-asian="normal" style:font-weight-complex="normal"/>
    </style:style>
    <style:style style:name="T6" style:family="text">
      <style:text-properties fo:font-weight="normal" officeooo:rsid="00132724" style:font-weight-asian="normal" style:font-weight-complex="normal"/>
    </style:style>
    <style:style style:name="T7" style:family="text">
      <style:text-properties officeooo:rsid="000ec7d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2685" style:font-weight-asian="bold" style:font-weight-complex="bold"/>
    </style:style>
    <style:style style:name="T10" style:family="text">
      <style:text-properties officeooo:rsid="000f53fe"/>
    </style:style>
    <style:style style:name="T11" style:family="text">
      <style:text-properties officeooo:rsid="00113913"/>
    </style:style>
    <style:style style:name="T12" style:family="text">
      <style:text-properties officeooo:rsid="00132724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style:text-underline-style="none"/>
    </style:style>
    <style:style style:name="T17" style:family="text">
      <style:text-properties officeooo:rsid="00162685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style:text-underline-style="none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645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URRÍCULUM VITAE</text:p>
      <text:p text:style-name="P17"/>
      <text:p text:style-name="P17">Sergio Richarte González</text:p>
      <text:p text:style-name="P1"><text:span text:style-name="T8">T</text:span><text:span text:style-name="T9">e</text:span><text:span text:style-name="T8">l</text:span><text:span text:style-name="T9">é</text:span><text:span text:style-name="T8">f</text:span><text:span text:style-name="T9">onos</text:span><text:span text:style-name="T8">:</text:span> <text:span text:style-name="T8">1º662125837</text:span> / <text:span text:style-name="T8">2º 605496233</text:span></text:p>
      <text:p text:style-name="P1"><text:span text:style-name="T8">Correos:</text:span> <text:a xlink:type="simple" xlink:href="mailto:ulyrychy@gmail.com" text:style-name="Internet_20_link" text:visited-style-name="Visited_20_Internet_20_Link">ulyrychy@gmail.com</text:a> y <text:a xlink:type="simple" xlink:href="mailto:rychyg4@gmail.com" text:style-name="Internet_20_link" text:visited-style-name="Visited_20_Internet_20_Link">rychyg4@gmail.com</text:a></text:p>
      <text:p text:style-name="P3"/>
      <text:p text:style-name="P3">FORMACIÓN ACADÉMICA</text:p>
      <text:p text:style-name="P2"/>
      <text:p text:style-name="P2"><text:span text:style-name="T19">2002:</text:span> <text:s/>Auxiliar de administrativo (I.E.S Sobradillo)</text:p>
      <text:p text:style-name="P2"><text:span text:style-name="T19">2007/08:</text:span> <text:s text:c="3"/>Educación Secundaria Obligatoria(I.E.S San benito)</text:p>
      <text:p text:style-name="P16"/>
      <text:p text:style-name="P3"/>
      <text:p text:style-name="P3">FORMACIÓN COMPLEMENTARIA</text:p>
      <text:p text:style-name="P7"/>
      <text:p text:style-name="P7"><text:span text:style-name="T18">2002: </text:span><text:span text:style-name="T1">Auxiliar Administrativo (</text:span>Instituto el Sobradillo<text:span text:style-name="T1">)PGS.</text:span></text:p>
      <text:p text:style-name="P5"><text:span text:style-name="T18">2003:</text:span> <text:span text:style-name="T1">Título de Vigilante de Seguridad</text:span><text:span text:style-name="T3">(</text:span><text:span text:style-name="T10">Centro superior de Seguridad, la cuesta</text:span><text:span text:style-name="T3">).</text:span></text:p>
      <text:p text:style-name="P5"><text:span text:style-name="T18">2004:</text:span> <text:span text:style-name="T1">Curso de Montador y Ajustador de Equipos Electrónicos,(</text:span>Femete<text:span text:style-name="T1">),</text:span><text:span text:style-name="T6">Prácticas en empresa </text:span><text:span text:style-name="T12">Emerpla</text:span><text:span text:style-name="T17">n.</text:span></text:p>
      <text:p text:style-name="P5"><text:span text:style-name="T18">2005:</text:span><text:span text:style-name="T1"> Curso de Atención al Cliente(</text:span>IKEA<text:span text:style-name="T1">).</text:span></text:p>
      <text:p text:style-name="P5"><text:span text:style-name="T18">2008:</text:span><text:span text:style-name="T21"> </text:span><text:span text:style-name="T1">Curso de Manipulador de Alimento</text:span><text:span text:style-name="T3">s,(</text:span><text:span text:style-name="T10">Cruz Roja</text:span><text:span text:style-name="T3">).</text:span></text:p>
      <text:p text:style-name="P6"><text:span text:style-name="T18">2014:</text:span> <text:span text:style-name="T1">Curso de Habilidades </text:span><text:span text:style-name="T2">S</text:span><text:span text:style-name="T1">ocio-</text:span><text:span text:style-name="T2">p</text:span><text:span text:style-name="T1">rofesionales</text:span><text:span text:style-name="T2">(</text:span><text:span text:style-name="T7">Coordicanarias</text:span><text:span text:style-name="T2">).</text:span></text:p>
      <text:p text:style-name="P7"><text:span text:style-name="T1">Curso de Procesador de Textos(</text:span>Coordicanarias<text:span text:style-name="T1">).Curso de Informática(</text:span>Coordicanarias<text:span text:style-name="T1">).</text:span></text:p>
      <text:p text:style-name="P7"><text:span text:style-name="T1">Curso de Atención a la Discapacidad(</text:span>Coordicanarias<text:span text:style-name="T1">).</text:span></text:p>
      <text:p text:style-name="P7"><text:span text:style-name="T18">2018:</text:span><text:span text:style-name="T1"> Curso de Quiromasaje y Masaje Deportivo(</text:span>Vizenter<text:span text:style-name="T1">).</text:span></text:p>
      <text:p text:style-name="P7"><text:span text:style-name="T18">2019:</text:span> <text:span text:style-name="T1">Curso de </text:span><text:span text:style-name="T3">Iniciación al </text:span><text:span text:style-name="T1">Shiatsu(</text:span>Escuela Europea de Shiatsu<text:span text:style-name="T1">). </text:span><text:span text:style-name="T3">Curso de Primeros Auxilios(</text:span><text:span text:style-name="T10">Vizenter</text:span><text:span text:style-name="T3">).</text:span></text:p>
      <text:p text:style-name="P7"><text:span text:style-name="T18">2019:</text:span><text:span text:style-name="T1"> Curso de Reiki (</text:span>Primer nivel<text:span text:style-name="T1">,</text:span><text:span text:style-name="T10">Federación Europea de Reiki</text:span><text:span text:style-name="T3">).</text:span></text:p>
      <text:p text:style-name="P8"><text:span text:style-name="T18">2020:</text:span><text:span text:style-name="T10"> </text:span><text:span text:style-name="T3">Curso con Certificado profesionalidad, Limpieza </text:span><text:span text:style-name="T4">de E</text:span><text:span text:style-name="T3">spacios </text:span><text:span text:style-name="T4">A</text:span><text:span text:style-name="T3">biertos y </text:span><text:span text:style-name="T4">Instalaciones Industriales</text:span><text:span text:style-name="T3">(</text:span><text:span text:style-name="T10">Acción Laboral</text:span><text:span text:style-name="T3">). </text:span><text:span text:style-name="T4">Curso de Gestión Medi</text:span><text:span text:style-name="T5">oa</text:span><text:span text:style-name="T4">mbiental(</text:span><text:span text:style-name="T11">Generación 21</text:span><text:span text:style-name="T4">).</text:span><text:span text:style-name="T3"> Curso de informática en las TIC,(</text:span><text:span text:style-name="T10">Coordicanarias</text:span><text:span text:style-name="T3">). Curso de Agente de Parking(</text:span><text:span text:style-name="T10">Sinpromi</text:span><text:span text:style-name="T3">).</text:span></text:p>
      <text:p text:style-name="P4"/>
      <text:p text:style-name="P4">EXPERIENCIA PROFESIONAL</text:p>
      <text:p text:style-name="P15"><text:span text:style-name="T13"/></text:p>
      <text:p text:style-name="P15"><text:span text:style-name="T19">2005:</text:span><text:span text:style-name="T13"> </text:span>Mackro(<text:span text:style-name="T8">Reponedor</text:span>) y Soldado Profesional(Caballería Mecanizada Vallalodid).</text:p>
      <text:p text:style-name="P14"><text:span text:style-name="T19">2006:</text:span> Controlador de Accesos(<text:span text:style-name="T8">Prosegur</text:span>).</text:p>
      <text:p text:style-name="P14"><text:span text:style-name="T19">2008/09:</text:span> Reponedor, Preparador de Envíos,vendedor, repartidor (<text:span text:style-name="T8">El Corte Inglés</text:span>).</text:p>
      <text:p text:style-name="P14"><text:span text:style-name="T19">2010:</text:span> Aprendiz de Panadería y Pastelería (<text:span text:style-name="T8">Conde y Medina</text:span>).</text:p>
      <text:p text:style-name="P14"><text:span text:style-name="T19">2014:</text:span> Grupo Sifu ,Operario de limpieza( <text:span text:style-name="T8">Hypertrébol y Clínica dental Odontomet</text:span>).</text:p>
      <text:p text:style-name="P14"><text:span text:style-name="T19">2015:</text:span> Grupo Integra, Recepcionista,Conserje de Edificios(<text:span text:style-name="T8">Tea y mercado de Tacoronte</text:span>).</text:p>
      <text:p text:style-name="P14"><text:span text:style-name="T19">2016:</text:span><text:span text:style-name="T18"> </text:span>Grupo Sifu, Operario de Limpieza en Lidl.</text:p>
      <text:p text:style-name="P14"><text:span text:style-name="T19">2016/17:</text:span> Grupo Integra,Auxiliar en el Tea y Agente de Parking en (<text:span text:style-name="T8">Titsa Santa Cruz</text:span>).</text:p>
      <text:p text:style-name="P15"><text:span text:style-name="T19">2017/18/19:</text:span>Grupo Integra (<text:span text:style-name="T8">Conserje de Edificios Aux, y Agente de Parking Titsa</text:span>).</text:p>
      <text:p text:style-name="P10"><text:span text:style-name="T20">2020:</text:span><text:span text:style-name="T14"> Grupo Integra (</text:span><text:span text:style-name="T15">Auxiliar de Edificios</text:span><text:span text:style-name="T14">)Titsa Los Rodeos.</text:span></text:p>
      <text:p text:style-name="P12"/>
      <text:p text:style-name="P12"/>
      <text:p text:style-name="P12">INFORMACIÓN DE INTERÉS:</text:p>
      <text:p text:style-name="P9">Carnet B1</text:p>
      <text:p text:style-name="P9">Certificado de Discapacidad.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1"/>
      <text:p text:style-name="P18">A la espera de su pronta respuesta , un cordial saludo.</text:p>
      <text:p text:style-name="P19"/>
      <text:p text:style-name="P15"><text:soft-page-break/></text:p>
      <text:p text:style-name="P14"/>
      <text:p text:style-name="P7"><text:span text:style-name="T1"/></text:p>
      <text:p text:style-name="P7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2T20:57:42.157000000</meta:creation-date>
    <meta:editing-duration>PT6M11S</meta:editing-duration>
    <meta:editing-cycles>2</meta:editing-cycles>
    <meta:generator>LibreOffice/6.4.6.2$Windows_X86_64 LibreOffice_project/0ce51a4fd21bff07a5c061082cc82c5ed232f115</meta:generator>
    <dc:date>2020-11-02T22:57:35.978000000</dc:date>
    <meta:document-statistic meta:table-count="0" meta:image-count="0" meta:object-count="0" meta:page-count="2" meta:paragraph-count="35" meta:word-count="260" meta:character-count="2120" meta:non-whitespace-character-count="1891"/>
  </office:meta>
</office:document-meta>
</file>